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687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3.22791666666667cm" style:use-optimal-column-width="true"/>
    </style:style>
    <style:style style:name="co8" style:family="table-column">
      <style:table-column-properties fo:break-before="auto" style:column-width="3.36020833333333cm" style:use-optimal-column-width="true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2.64583333333333cm" style:use-optimal-column-width="true"/>
    </style:style>
    <style:style style:name="co12" style:family="table-column">
      <style:table-column-properties fo:break-before="auto" style:column-width="3.54541666666667cm" style:use-optimal-column-width="true"/>
    </style:style>
    <style:style style:name="co13" style:family="table-column">
      <style:table-column-properties fo:break-before="auto" style:column-width="4.94770833333333cm" style:use-optimal-column-width="true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3.968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nsors_Wo_CO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DHT22</text:p>
          </table:table-cell>
          <table:table-cell office:value-type="string" table:style-name="ce1">
            <text:p>HC-SR501</text:p>
          </table:table-cell>
          <table:table-cell office:value-type="string" table:style-name="ce1">
            <text:p>DS18B20 3m</text:p>
          </table:table-cell>
          <table:table-cell office:value-type="string" table:style-name="ce1">
            <text:p>DS18B20 5m</text:p>
          </table:table-cell>
          <table:table-cell office:value-type="string" table:style-name="ce1">
            <text:p>TSL2591</text:p>
          </table:table-cell>
          <table:table-cell office:value-type="string" table:style-name="ce1">
            <text:p>Magnetic door sensor</text:p>
          </table:table-cell>
          <table:table-cell office:value-type="string" table:style-name="ce1">
            <text:p>SCD41</text:p>
          </table:table-cell>
          <table:table-cell office:value-type="string" table:style-name="ce1">
            <text:p>Total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office:value-type="float" office:value="6.34" table:style-name="ce1">
            <text:p>6,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43.14" table:style-name="ce1">
            <text:p>43,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8.17" table:style-name="ce1">
            <text:p>8,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office:value-type="float" office:value="5.65" table:style-name="ce1">
            <text:p>5,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2.16" table:style-name="ce1">
            <text:p>12,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2.15" table:style-name="ce1">
            <text:p>12,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office:value-type="float" office:value="2.33" table:style-name="ce1">
            <text:p>2,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office:value-type="float" office:value="6.23" table:style-name="ce1">
            <text:p>6,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office:value-type="float" office:value="1.2" table:style-name="ce1">
            <text:p>1,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office:value-type="float" office:value="14.62" table:style-name="ce1">
            <text:p>14,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office:value-type="float" office:value="5.83" table:style-name="ce1">
            <text:p>5,8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office:value-type="float" office:value="6.21" table:style-name="ce1">
            <text:p>6,2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27.66" table:style-name="ce1">
            <text:p>27,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office:value-type="float" office:value="6.44" table:style-name="ce1">
            <text:p>6,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office:value-type="float" office:value="3.79" table:style-name="ce1">
            <text:p>3,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21.78" table:style-name="ce1">
            <text:p>21,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table:style-name="ce1"/>
          <table:table-cell office:value-type="float" office:value="17" table:formula="of:=SUM([.D2:.D21])" table:style-name="ce1">
            <text:p>17</text:p>
          </table:table-cell>
          <table:table-cell office:value-type="float" office:value="23" table:formula="of:=SUM([.E2:.E21])" table:style-name="ce1">
            <text:p>23</text:p>
          </table:table-cell>
          <table:table-cell office:value-type="float" office:value="11" table:formula="of:=SUM([.F2:.F21])" table:style-name="ce1">
            <text:p>11</text:p>
          </table:table-cell>
          <table:table-cell office:value-type="float" office:value="1" table:formula="of:=SUM([.G2:.G21])" table:style-name="ce1">
            <text:p>1</text:p>
          </table:table-cell>
          <table:table-cell office:value-type="float" office:value="11" table:formula="of:=SUM([.H2:.H21])" table:style-name="ce1">
            <text:p>11</text:p>
          </table:table-cell>
          <table:table-cell office:value-type="float" office:value="19" table:formula="of:=SUM([.I2:.I21])" table:style-name="ce1">
            <text:p>19</text:p>
          </table:table-cell>
          <table:table-cell office:value-type="float" office:value="0" table:formula="of:=SUM([.J2:.J21]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Price/pc</text:p>
          </table:table-cell>
          <table:table-cell office:value-type="float" office:value="135.89099999999999" table:formula="of:=[Sensors_list.F2]" table:style-name="ce1">
            <text:p>135,891</text:p>
          </table:table-cell>
          <table:table-cell office:value-type="float" office:value="61.905899999999995" table:formula="of:=[Sensors_list.F3]" table:style-name="ce1">
            <text:p>61,9059</text:p>
          </table:table-cell>
          <table:table-cell office:value-type="float" office:value="77.004899999999992" table:formula="of:=[Sensors_list.F4]" table:style-name="ce1">
            <text:p>77,0049</text:p>
          </table:table-cell>
          <table:table-cell office:value-type="float" office:value="60.144350000000003" table:formula="of:=[Sensors_list.F5]" table:style-name="ce1">
            <text:p>60,14435</text:p>
          </table:table-cell>
          <table:table-cell office:value-type="float" office:value="270" table:style-name="ce1">
            <text:p>270</text:p>
          </table:table-cell>
          <table:table-cell office:value-type="float" office:value="20.428470000000001" table:formula="of:=[Sensors_list.F8]" table:style-name="ce1">
            <text:p>20,42847</text:p>
          </table:table-cell>
          <table:table-cell office:value-type="float" office:value="478.88995" table:formula="of:=[Sensors_list.F7]" table:style-name="ce1">
            <text:p>478,88995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ZK total</text:p>
          </table:table-cell>
          <table:table-cell office:value-type="float" office:value="2310.1469999999999" table:formula="of:=[.D24]*[.D22]" table:style-name="ce1">
            <text:p>2310,147</text:p>
          </table:table-cell>
          <table:table-cell office:value-type="float" office:value="1423.8356999999999" table:formula="of:=[.E24]*[.E22]" table:style-name="ce1">
            <text:p>1423,8357</text:p>
          </table:table-cell>
          <table:table-cell office:value-type="float" office:value="847.05389999999989" table:formula="of:=[.F24]*[.F22]" table:style-name="ce1">
            <text:p>847,0539</text:p>
          </table:table-cell>
          <table:table-cell office:value-type="float" office:value="60.144350000000003" table:formula="of:=[.G24]*[.G22]" table:style-name="ce1">
            <text:p>60,14435</text:p>
          </table:table-cell>
          <table:table-cell office:value-type="float" office:value="2970" table:formula="of:=[.H24]*[.H22]" table:style-name="ce1">
            <text:p>2970</text:p>
          </table:table-cell>
          <table:table-cell office:value-type="float" office:value="388.14093000000003" table:formula="of:=[.I24]*[.I22]" table:style-name="ce1">
            <text:p>388,14093</text:p>
          </table:table-cell>
          <table:table-cell office:value-type="float" office:value="0" table:formula="of:=[.J24]*[.J22]" table:style-name="ce1">
            <text:p>0</text:p>
          </table:table-cell>
          <table:table-cell office:value-type="float" office:value="7999.3218799999995" table:formula="of:=SUM([.D25:.J25])" table:style-name="ce1">
            <text:p>7999,32188</text:p>
          </table:table-cell>
          <table:table-cell table:number-columns-repeated="16373"/>
        </table:table-row>
        <table:table-row table:number-rows-repeated="1048551" table:style-name="ro1">
          <table:table-cell table:number-columns-repeated="16384"/>
        </table:table-row>
      </table:table>
      <table:table table:name="Sensors_Incl_CO2" table:style-name="ta2"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2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Distance of room</text:p>
          </table:table-cell>
          <table:table-cell office:value-type="string" table:style-name="ce1">
            <text:p>Reserve distance<text:s/></text:p>
          </table:table-cell>
          <table:table-cell office:value-type="string" table:style-name="ce1">
            <text:p>Total cable distance</text:p>
          </table:table-cell>
          <table:table-cell office:value-type="string" table:style-name="ce1">
            <text:p>DHT22</text:p>
          </table:table-cell>
          <table:table-cell office:value-type="string" table:style-name="ce1">
            <text:p>HC-SR501</text:p>
          </table:table-cell>
          <table:table-cell office:value-type="string" table:style-name="ce1">
            <text:p>DS18B20 3m</text:p>
          </table:table-cell>
          <table:table-cell office:value-type="string" table:style-name="ce1">
            <text:p>DS18B20 5m</text:p>
          </table:table-cell>
          <table:table-cell office:value-type="string" table:style-name="ce1">
            <text:p>TSL2591</text:p>
          </table:table-cell>
          <table:table-cell office:value-type="string" table:style-name="ce1">
            <text:p>Magnetic door sensor</text:p>
          </table:table-cell>
          <table:table-cell office:value-type="string" table:style-name="ce1">
            <text:p>SCD41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 cable lenght</text:p>
          </table:table-cell>
          <table:table-cell table:number-columns-repeated="1636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office:value-type="float" office:value="6.34" table:style-name="ce1">
            <text:p>6,34</text:p>
          </table:table-cell>
          <table:table-cell office:value-type="float" office:value="10" table:style-name="ce1">
            <text:p>10</text:p>
          </table:table-cell>
          <table:table-cell office:value-type="float" office:value="8" table:formula="of:=5+3" table:style-name="ce1">
            <text:p>8</text:p>
          </table:table-cell>
          <table:table-cell office:value-type="float" office:value="18" table:formula="of:=[.D2]+[.E2]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formula="of:=SUM([.G2:.M2])" table:style-name="ce1">
            <text:p>4</text:p>
          </table:table-cell>
          <table:table-cell office:value-type="float" office:value="72" table:formula="of:=[.N2]*[.F2]" table:style-name="ce1">
            <text:p>72</text:p>
          </table:table-cell>
          <table:table-cell table:number-columns-repeated="1636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43.14" table:style-name="ce1">
            <text:p>43,14</text:p>
          </table:table-cell>
          <table:table-cell office:value-type="float" office:value="11" table:style-name="ce1">
            <text:p>11</text:p>
          </table:table-cell>
          <table:table-cell office:value-type="float" office:value="10" table:formula="of:=7+3" table:style-name="ce1">
            <text:p>10</text:p>
          </table:table-cell>
          <table:table-cell office:value-type="float" office:value="21" table:formula="of:=[.D3]+[.E3]" table:style-name="ce1">
            <text:p>2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1" table:formula="of:=SUM([.G3:.M3])" table:style-name="ce1">
            <text:p>11</text:p>
          </table:table-cell>
          <table:table-cell office:value-type="float" office:value="231" table:formula="of:=[.N3]*[.F3]" table:style-name="ce1">
            <text:p>231</text:p>
          </table:table-cell>
          <table:table-cell table:number-columns-repeated="1636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8.17" table:style-name="ce1">
            <text:p>8,17</text:p>
          </table:table-cell>
          <table:table-cell office:value-type="float" office:value="10" table:style-name="ce1">
            <text:p>10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7" table:formula="of:=[.D4]+[.E4]" table:style-name="ce1">
            <text:p>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SUM([.G4:.M4])" table:style-name="ce1">
            <text:p>6</text:p>
          </table:table-cell>
          <table:table-cell office:value-type="float" office:value="102" table:formula="of:=[.N4]*[.F4]" table:style-name="ce1">
            <text:p>102</text:p>
          </table:table-cell>
          <table:table-cell table:number-columns-repeated="1636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office:value-type="float" office:value="5.65" table:style-name="ce1">
            <text:p>5,65</text:p>
          </table:table-cell>
          <table:table-cell office:value-type="float" office:value="4" table:style-name="ce1">
            <text:p>4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1" table:formula="of:=[.D5]+[.E5]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formula="of:=SUM([.G5:.M5])" table:style-name="ce1">
            <text:p>3</text:p>
          </table:table-cell>
          <table:table-cell office:value-type="float" office:value="33" table:formula="of:=[.N5]*[.F5]" table:style-name="ce1">
            <text:p>33</text:p>
          </table:table-cell>
          <table:table-cell table:number-columns-repeated="1636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2.16" table:style-name="ce1">
            <text:p>12,16</text:p>
          </table:table-cell>
          <table:table-cell office:value-type="float" office:value="8" table:style-name="ce1">
            <text:p>8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5" table:formula="of:=[.D6]+[.E6]" table:style-name="ce1">
            <text:p>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SUM([.G6:.M6])" table:style-name="ce1">
            <text:p>6</text:p>
          </table:table-cell>
          <table:table-cell office:value-type="float" office:value="90" table:formula="of:=[.N6]*[.F6]" table:style-name="ce1">
            <text:p>90</text:p>
          </table:table-cell>
          <table:table-cell table:number-columns-repeated="1636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2.15" table:style-name="ce1">
            <text:p>12,15</text:p>
          </table:table-cell>
          <table:table-cell office:value-type="float" office:value="10" table:style-name="ce1">
            <text:p>10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7" table:formula="of:=[.D7]+[.E7]" table:style-name="ce1">
            <text:p>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SUM([.G7:.M7])" table:style-name="ce1">
            <text:p>6</text:p>
          </table:table-cell>
          <table:table-cell office:value-type="float" office:value="102" table:formula="of:=[.N7]*[.F7]" table:style-name="ce1">
            <text:p>102</text:p>
          </table:table-cell>
          <table:table-cell table:number-columns-repeated="1636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office:value-type="float" office:value="2.12" table:style-name="ce1">
            <text:p>2,12</text:p>
          </table:table-cell>
          <table:table-cell office:value-type="float" office:value="8" table:style-name="ce1">
            <text:p>8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3" table:formula="of:=[.D8]+[.E8]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2" table:formula="of:=SUM([.G8:.M8])" table:style-name="ce1">
            <text:p>2</text:p>
          </table:table-cell>
          <table:table-cell office:value-type="float" office:value="26" table:formula="of:=[.N8]*[.F8]" table:style-name="ce1">
            <text:p>26</text:p>
          </table:table-cell>
          <table:table-cell table:number-columns-repeated="1636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2" table:formula="of:=[.D9]+[.E9]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SUM([.G9:.M9])" table:style-name="ce1">
            <text:p>6</text:p>
          </table:table-cell>
          <table:table-cell office:value-type="float" office:value="72" table:formula="of:=[.N9]*[.F9]" table:style-name="ce1">
            <text:p>72</text:p>
          </table:table-cell>
          <table:table-cell table:number-columns-repeated="1636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office:value-type="float" office:value="2.33" table:style-name="ce1">
            <text:p>2,33</text:p>
          </table:table-cell>
          <table:table-cell office:value-type="float" office:value="3" table:style-name="ce1">
            <text:p>3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8" table:formula="of:=[.D10]+[.E10]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formula="of:=SUM([.G10:.M10])" table:style-name="ce1">
            <text:p>3</text:p>
          </table:table-cell>
          <table:table-cell office:value-type="float" office:value="24" table:formula="of:=[.N10]*[.F10]" table:style-name="ce1">
            <text:p>24</text:p>
          </table:table-cell>
          <table:table-cell table:number-columns-repeated="1636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office:value-type="float" office:value="6.23" table:style-name="ce1">
            <text:p>6,23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7" table:formula="of:=[.D11]+[.E11]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formula="of:=SUM([.G11:.M11])" table:style-name="ce1">
            <text:p>4</text:p>
          </table:table-cell>
          <table:table-cell office:value-type="float" office:value="28" table:formula="of:=[.N11]*[.F11]" table:style-name="ce1">
            <text:p>28</text:p>
          </table:table-cell>
          <table:table-cell table:number-columns-repeated="1636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office:value-type="float" office:value="1.2" table:style-name="ce1">
            <text:p>1,2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9" table:formula="of:=[.D12]+[.E12]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formula="of:=SUM([.G12:.M12])" table:style-name="ce1">
            <text:p>3</text:p>
          </table:table-cell>
          <table:table-cell office:value-type="float" office:value="27" table:formula="of:=[.N12]*[.F12]" table:style-name="ce1">
            <text:p>27</text:p>
          </table:table-cell>
          <table:table-cell table:number-columns-repeated="1636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office:value-type="float" office:value="14.62" table:style-name="ce1">
            <text:p>14,62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0" table:formula="of:=[.D13]+[.E13]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SUM([.G13:.M13])" table:style-name="ce1">
            <text:p>3</text:p>
          </table:table-cell>
          <table:table-cell office:value-type="float" office:value="30" table:formula="of:=[.N13]*[.F13]" table:style-name="ce1">
            <text:p>30</text:p>
          </table:table-cell>
          <table:table-cell table:number-columns-repeated="1636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office:value-type="float" office:value="5.83" table:style-name="ce1">
            <text:p>5,83</text:p>
          </table:table-cell>
          <table:table-cell office:value-type="float" office:value="8" table:style-name="ce1">
            <text:p>8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3" table:formula="of:=[.D14]+[.E14]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formula="of:=SUM([.G14:.M14])" table:style-name="ce1">
            <text:p>3</text:p>
          </table:table-cell>
          <table:table-cell office:value-type="float" office:value="39" table:formula="of:=[.N14]*[.F14]" table:style-name="ce1">
            <text:p>39</text:p>
          </table:table-cell>
          <table:table-cell table:number-columns-repeated="1636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office:value-type="float" office:value="6.21" table:style-name="ce1">
            <text:p>6,2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10" table:formula="of:=[.D15]+[.E15]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2" table:formula="of:=SUM([.G15:.M15])" table:style-name="ce1">
            <text:p>2</text:p>
          </table:table-cell>
          <table:table-cell office:value-type="float" office:value="20" table:formula="of:=[.N15]*[.F15]" table:style-name="ce1">
            <text:p>20</text:p>
          </table:table-cell>
          <table:table-cell table:number-columns-repeated="1636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27.66" table:style-name="ce1">
            <text:p>27,66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7+3" table:style-name="ce1">
            <text:p>10</text:p>
          </table:table-cell>
          <table:table-cell office:value-type="float" office:value="20" table:formula="of:=[.D16]+[.E16]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SUM([.G16:.M16])" table:style-name="ce1">
            <text:p>5</text:p>
          </table:table-cell>
          <table:table-cell office:value-type="float" office:value="100" table:formula="of:=[.N16]*[.F16]" table:style-name="ce1">
            <text:p>100</text:p>
          </table:table-cell>
          <table:table-cell table:number-columns-repeated="1636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office:value-type="float" office:value="5.05" table:style-name="ce1">
            <text:p>5,05</text:p>
          </table:table-cell>
          <table:table-cell office:value-type="float" office:value="8" table:style-name="ce1">
            <text:p>8</text:p>
          </table:table-cell>
          <table:table-cell office:value-type="float" office:value="4" table:formula="of:=4" table:style-name="ce1">
            <text:p>4</text:p>
          </table:table-cell>
          <table:table-cell office:value-type="float" office:value="12" table:formula="of:=[.D17]+[.E17]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2" table:formula="of:=SUM([.G17:.M17])" table:style-name="ce1">
            <text:p>2</text:p>
          </table:table-cell>
          <table:table-cell office:value-type="float" office:value="24" table:formula="of:=[.N17]*[.F17]" table:style-name="ce1">
            <text:p>24</text:p>
          </table:table-cell>
          <table:table-cell table:number-columns-repeated="1636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office:value-type="float" office:value="6.44" table:style-name="ce1">
            <text:p>6,4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formula="of:=[.D18]+[.E18]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formula="of:=SUM([.G18:.M18])" table:style-name="ce1">
            <text:p>3</text:p>
          </table:table-cell>
          <table:table-cell office:value-type="float" office:value="30" table:formula="of:=[.N18]*[.F18]" table:style-name="ce1">
            <text:p>30</text:p>
          </table:table-cell>
          <table:table-cell table:number-columns-repeated="1636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office:value-type="float" office:value="3.79" table:style-name="ce1">
            <text:p>3,7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D19]+[.E19]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2" table:formula="of:=SUM([.G19:.M19])" table:style-name="ce1">
            <text:p>2</text:p>
          </table:table-cell>
          <table:table-cell office:value-type="float" office:value="8" table:formula="of:=[.N19]*[.F19]" table:style-name="ce1">
            <text:p>8</text:p>
          </table:table-cell>
          <table:table-cell table:number-columns-repeated="1636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21.78" table:style-name="ce1">
            <text:p>21,7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[.D20]+[.E20]" table:style-name="ce1">
            <text:p>1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SUM([.G20:.M20])" table:style-name="ce1">
            <text:p>5</text:p>
          </table:table-cell>
          <table:table-cell office:value-type="float" office:value="80" table:formula="of:=[.N20]*[.F20]" table:style-name="ce1">
            <text:p>8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[.D21]+[.E21]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8" table:formula="of:=SUM([.G21:.M21])" table:style-name="ce1">
            <text:p>8</text:p>
          </table:table-cell>
          <table:table-cell office:value-type="float" office:value="120" table:formula="of:=[.N21]*[.F21]" table:style-name="ce1">
            <text:p>12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table:number-columns-repeated="4" table:style-name="ce1"/>
          <table:table-cell office:value-type="float" office:value="12" table:formula="of:=SUM([.G2:.G21])" table:style-name="ce1">
            <text:p>12</text:p>
          </table:table-cell>
          <table:table-cell office:value-type="float" office:value="23" table:formula="of:=SUM([.H2:.H21])" table:style-name="ce1">
            <text:p>23</text:p>
          </table:table-cell>
          <table:table-cell office:value-type="float" office:value="11" table:formula="of:=SUM([.I2:.I21])" table:style-name="ce1">
            <text:p>11</text:p>
          </table:table-cell>
          <table:table-cell office:value-type="float" office:value="1" table:formula="of:=SUM([.J2:.J21])" table:style-name="ce1">
            <text:p>1</text:p>
          </table:table-cell>
          <table:table-cell office:value-type="float" office:value="12" table:formula="of:=SUM([.K2:.K21])" table:style-name="ce1">
            <text:p>12</text:p>
          </table:table-cell>
          <table:table-cell office:value-type="float" office:value="19" table:formula="of:=SUM([.L2:.L21])" table:style-name="ce1">
            <text:p>19</text:p>
          </table:table-cell>
          <table:table-cell office:value-type="float" office:value="9" table:formula="of:=SUM([.M2:.M21])" table:style-name="ce1">
            <text:p>9</text:p>
          </table:table-cell>
          <table:table-cell office:value-type="float" office:value="87" table:formula="of:=SUM([.G22:.M22])" table:style-name="ce1">
            <text:p>87</text:p>
          </table:table-cell>
          <table:table-cell office:value-type="float" office:value="1258" table:formula="of:=SUM([.O2:.O21])" table:style-name="ce1">
            <text:p>1258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135.89099999999999" table:formula="of:=[Sensors_list.F2]" table:style-name="ce1">
            <text:p>135,891</text:p>
          </table:table-cell>
          <table:table-cell office:value-type="float" office:value="61.905899999999995" table:formula="of:=[Sensors_list.F3]" table:style-name="ce1">
            <text:p>61,9059</text:p>
          </table:table-cell>
          <table:table-cell office:value-type="float" office:value="77.004899999999992" table:formula="of:=[Sensors_list.F4]" table:style-name="ce1">
            <text:p>77,0049</text:p>
          </table:table-cell>
          <table:table-cell office:value-type="float" office:value="60.144350000000003" table:formula="of:=[Sensors_list.F5]" table:style-name="ce1">
            <text:p>60,14435</text:p>
          </table:table-cell>
          <table:table-cell office:value-type="float" office:value="270" table:style-name="ce1">
            <text:p>270</text:p>
          </table:table-cell>
          <table:table-cell office:value-type="float" office:value="20.428470000000001" table:formula="of:=[Sensors_list.F8]" table:style-name="ce1">
            <text:p>20,42847</text:p>
          </table:table-cell>
          <table:table-cell office:value-type="float" office:value="478.88995" table:formula="of:=[Sensors_list.F7]" table:style-name="ce1">
            <text:p>478,8899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float" office:value="1630.692" table:formula="of:=[.G24]*[.G22]" table:style-name="ce1">
            <text:p>1630,692</text:p>
          </table:table-cell>
          <table:table-cell office:value-type="float" office:value="1423.8356999999999" table:formula="of:=[.H24]*[.H22]" table:style-name="ce1">
            <text:p>1423,8357</text:p>
          </table:table-cell>
          <table:table-cell office:value-type="float" office:value="847.05389999999989" table:formula="of:=[.I24]*[.I22]" table:style-name="ce1">
            <text:p>847,0539</text:p>
          </table:table-cell>
          <table:table-cell office:value-type="float" office:value="60.144350000000003" table:formula="of:=[.J24]*[.J22]" table:style-name="ce1">
            <text:p>60,14435</text:p>
          </table:table-cell>
          <table:table-cell office:value-type="float" office:value="3240" table:formula="of:=[.K24]*[.K22]" table:style-name="ce1">
            <text:p>3240</text:p>
          </table:table-cell>
          <table:table-cell office:value-type="float" office:value="388.14093000000003" table:formula="of:=[.L24]*[.L22]" table:style-name="ce1">
            <text:p>388,14093</text:p>
          </table:table-cell>
          <table:table-cell office:value-type="float" office:value="4310.0095499999998" table:formula="of:=[.M24]*[.M22]" table:style-name="ce1">
            <text:p>4310,00955</text:p>
          </table:table-cell>
          <table:table-cell office:value-type="float" office:value="11899.87643" table:formula="of:=SUM([.G25:.M25])" table:style-name="ce1">
            <text:p>11899,87643</text:p>
          </table:table-cell>
          <table:table-cell table:number-columns-repeated="16370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Sensors_list" table:style-name="ta2"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Senzor</text:p>
          </table:table-cell>
          <table:table-cell office:value-type="string" table:style-name="ce1">
            <text:p>Measurement</text:p>
          </table:table-cell>
          <table:table-cell office:value-type="string" table:style-name="ce1">
            <text:p>Marking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Price Orig</text:p>
          </table:table-cell>
          <table:table-cell office:value-type="string" table:style-name="ce1">
            <text:p>Price CZK</text:p>
          </table:table-cell>
          <table:table-cell table:number-columns-repeated="2" table:style-name="ce1"/>
          <table:table-cell office:value-type="string" table:style-name="ce1">
            <text:p>Ex ra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HT22</text:p>
          </table:table-cell>
          <table:table-cell office:value-type="string" table:style-name="ce1">
            <text:p>Tepmperature + humidity</text:p>
          </table:table-cell>
          <table:table-cell office:value-type="string" table:style-name="ce1">
            <text:p>STXXXX, SHXXXX</text:p>
          </table:table-cell>
          <table:table-cell office:value-type="string" table:style-name="ce1">
            <text:p>EUR</text:p>
          </table:table-cell>
          <table:table-cell office:value-type="float" office:value="5.4" table:style-name="ce1">
            <text:p>5,4</text:p>
          </table:table-cell>
          <table:table-cell office:value-type="float" office:value="135.89099999999999" table:formula="of:=[.E2]*[.$I$3]" table:style-name="ce1">
            <text:p>135,891</text:p>
          </table:table-cell>
          <table:table-cell table:style-name="ce1"/>
          <table:table-cell office:value-type="string" table:style-name="ce1">
            <text:p>PLN</text:p>
          </table:table-cell>
          <table:table-cell office:value-type="float" office:value="5.82" table:style-name="ce1">
            <text:p>5,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C-SR501</text:p>
          </table:table-cell>
          <table:table-cell office:value-type="string" table:style-name="ce1">
            <text:p>PIR</text:p>
          </table:table-cell>
          <table:table-cell office:value-type="string" table:style-name="ce1">
            <text:p>SPXXXX</text:p>
          </table:table-cell>
          <table:table-cell office:value-type="string" table:style-name="ce1">
            <text:p>EUR</text:p>
          </table:table-cell>
          <table:table-cell office:value-type="float" office:value="2.46" table:style-name="ce1">
            <text:p>2,46</text:p>
          </table:table-cell>
          <table:table-cell office:value-type="float" office:value="61.905899999999995" table:formula="of:=[.E3]*[.$I$3]" table:style-name="ce1">
            <text:p>61,9059</text:p>
          </table:table-cell>
          <table:table-cell table:style-name="ce1"/>
          <table:table-cell office:value-type="string" table:style-name="ce1">
            <text:p>EUR</text:p>
          </table:table-cell>
          <table:table-cell office:value-type="float" office:value="25.164999999999999" table:style-name="ce1">
            <text:p>25,1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S18B20 3m</text:p>
          </table:table-cell>
          <table:table-cell office:value-type="string" table:style-name="ce1">
            <text:p>Floor temperature</text:p>
          </table:table-cell>
          <table:table-cell office:value-type="string" table:style-name="ce1">
            <text:p>SFXXXX</text:p>
          </table:table-cell>
          <table:table-cell office:value-type="string" table:style-name="ce1">
            <text:p>EUR</text:p>
          </table:table-cell>
          <table:table-cell office:value-type="float" office:value="3.06" table:style-name="ce1">
            <text:p>3,06</text:p>
          </table:table-cell>
          <table:table-cell office:value-type="float" office:value="77.004899999999992" table:formula="of:=[.E4]*[.$I$3]" table:style-name="ce1">
            <text:p>77,0049</text:p>
          </table:table-cell>
          <table:table-cell table:style-name="ce1"/>
          <table:table-cell office:value-type="string" table:style-name="ce1">
            <text:p>USD</text:p>
          </table:table-cell>
          <table:table-cell office:value-type="float" office:value="23.481000000000002" table:style-name="ce1">
            <text:p>23,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S18B20 5m</text:p>
          </table:table-cell>
          <table:table-cell office:value-type="string" table:style-name="ce1">
            <text:p>Floor temperature</text:p>
          </table:table-cell>
          <table:table-cell office:value-type="string" table:style-name="ce1">
            <text:p>SFXXXX</text:p>
          </table:table-cell>
          <table:table-cell office:value-type="string" table:style-name="ce1">
            <text:p>EUR</text:p>
          </table:table-cell>
          <table:table-cell office:value-type="float" office:value="2.39" table:style-name="ce1">
            <text:p>2,39</text:p>
          </table:table-cell>
          <table:table-cell office:value-type="float" office:value="60.144350000000003" table:formula="of:=[.E5]*[.$I$3]" table:style-name="ce1">
            <text:p>60,1443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SL2591</text:p>
          </table:table-cell>
          <table:table-cell office:value-type="string" table:style-name="ce1">
            <text:p>Light intensity</text:p>
          </table:table-cell>
          <table:table-cell office:value-type="string" table:style-name="ce1">
            <text:p>SLXXXX</text:p>
          </table:table-cell>
          <table:table-cell office:value-type="string" table:style-name="ce1">
            <text:p>EUR</text:p>
          </table:table-cell>
          <table:table-cell office:value-type="float" office:value="9.06" table:style-name="ce1">
            <text:p>9,06</text:p>
          </table:table-cell>
          <table:table-cell office:value-type="float" office:value="227.9949" table:formula="of:=[.E6]*[.$I$3]" table:style-name="ce1">
            <text:p>227,99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CD41</text:p>
          </table:table-cell>
          <table:table-cell office:value-type="string" table:style-name="ce1">
            <text:p>CO2 + temperature + humidity</text:p>
          </table:table-cell>
          <table:table-cell office:value-type="string" table:style-name="ce1">
            <text:p>STXXXX, SHXXXX, SAXXXX</text:p>
          </table:table-cell>
          <table:table-cell office:value-type="string" table:style-name="ce1">
            <text:p>EUR</text:p>
          </table:table-cell>
          <table:table-cell office:value-type="float" office:value="19.03" table:style-name="ce1">
            <text:p>19,03</text:p>
          </table:table-cell>
          <table:table-cell office:value-type="float" office:value="478.88995" table:formula="of:=[.E7]*[.I3]" table:style-name="ce1">
            <text:p>478,889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gnetic door sensor</text:p>
          </table:table-cell>
          <table:table-cell office:value-type="string" table:style-name="ce1">
            <text:p>Door/window open</text:p>
          </table:table-cell>
          <table:table-cell office:value-type="string" table:style-name="ce1">
            <text:p>SDXXXX</text:p>
          </table:table-cell>
          <table:table-cell office:value-type="string" table:style-name="ce1">
            <text:p>EUR</text:p>
          </table:table-cell>
          <table:table-cell office:value-type="float" office:value="0.87" table:style-name="ce1">
            <text:p>0,87</text:p>
          </table:table-cell>
          <table:table-cell office:value-type="float" office:value="20.428470000000001" table:formula="of:=[.E8]*[.I4]" table:style-name="ce1">
            <text:p>20,42847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Lights" table:style-name="ta2"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Distance of room</text:p>
          </table:table-cell>
          <table:table-cell office:value-type="string" table:style-name="ce1">
            <text:p>Reserve distance<text:s/></text:p>
          </table:table-cell>
          <table:table-cell office:value-type="string" table:style-name="ce1">
            <text:p>Total cable distance</text:p>
          </table:table-cell>
          <table:table-cell office:value-type="string" table:style-name="ce1">
            <text:p>Lights swicth</text:p>
          </table:table-cell>
          <table:table-cell table:number-columns-repeated="16377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office:value-type="float" office:value="6.34" table:style-name="ce1">
            <text:p>6,34</text:p>
          </table:table-cell>
          <table:table-cell office:value-type="float" office:value="10" table:style-name="ce1">
            <text:p>10</text:p>
          </table:table-cell>
          <table:table-cell office:value-type="float" office:value="8" table:formula="of:=5+3" table:style-name="ce1">
            <text:p>8</text:p>
          </table:table-cell>
          <table:table-cell office:value-type="float" office:value="18" table:formula="of:=[.D2]+[.E2]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36" table:formula="of:=[.G2]*[.F2]" table:style-name="ce1">
            <text:p>36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43.14" table:style-name="ce1">
            <text:p>43,14</text:p>
          </table:table-cell>
          <table:table-cell office:value-type="float" office:value="11" table:style-name="ce1">
            <text:p>11</text:p>
          </table:table-cell>
          <table:table-cell office:value-type="float" office:value="10" table:formula="of:=7+3" table:style-name="ce1">
            <text:p>10</text:p>
          </table:table-cell>
          <table:table-cell office:value-type="float" office:value="21" table:formula="of:=[.D3]+[.E3]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84" table:formula="of:=[.G3]*[.F3]" table:style-name="ce1">
            <text:p>84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8.17" table:style-name="ce1">
            <text:p>8,17</text:p>
          </table:table-cell>
          <table:table-cell office:value-type="float" office:value="10" table:style-name="ce1">
            <text:p>10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7" table:formula="of:=[.D4]+[.E4]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7" table:formula="of:=[.G4]*[.F4]" table:style-name="ce1">
            <text:p>17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office:value-type="float" office:value="5.65" table:style-name="ce1">
            <text:p>5,65</text:p>
          </table:table-cell>
          <table:table-cell office:value-type="float" office:value="4" table:style-name="ce1">
            <text:p>4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1" table:formula="of:=[.D5]+[.E5]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55" table:formula="of:=[.G5]*[.F5]" table:style-name="ce1">
            <text:p>55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2.16" table:style-name="ce1">
            <text:p>12,16</text:p>
          </table:table-cell>
          <table:table-cell office:value-type="float" office:value="8" table:style-name="ce1">
            <text:p>8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5" table:formula="of:=[.D6]+[.E6]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formula="of:=[.G6]*[.F6]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2.15" table:style-name="ce1">
            <text:p>12,15</text:p>
          </table:table-cell>
          <table:table-cell office:value-type="float" office:value="10" table:style-name="ce1">
            <text:p>10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7" table:formula="of:=[.D7]+[.E7]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7" table:formula="of:=[.G7]*[.F7]" table:style-name="ce1">
            <text:p>17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office:value-type="float" office:value="2.12" table:style-name="ce1">
            <text:p>2,12</text:p>
          </table:table-cell>
          <table:table-cell office:value-type="float" office:value="8" table:style-name="ce1">
            <text:p>8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3" table:formula="of:=[.D8]+[.E8]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3" table:formula="of:=[.G8]*[.F8]" table:style-name="ce1">
            <text:p>13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2" table:formula="of:=[.D9]+[.E9]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2" table:formula="of:=[.G9]*[.F9]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office:value-type="float" office:value="2.33" table:style-name="ce1">
            <text:p>2,33</text:p>
          </table:table-cell>
          <table:table-cell office:value-type="float" office:value="3" table:style-name="ce1">
            <text:p>3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8" table:formula="of:=[.D10]+[.E10]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6" table:formula="of:=[.G10]*[.F10]" table:style-name="ce1">
            <text:p>16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office:value-type="float" office:value="6.23" table:style-name="ce1">
            <text:p>6,23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7" table:formula="of:=[.D11]+[.E11]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4" table:formula="of:=[.G11]*[.F11]" table:style-name="ce1">
            <text:p>14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office:value-type="float" office:value="1.2" table:style-name="ce1">
            <text:p>1,2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9" table:formula="of:=[.D12]+[.E12]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formula="of:=[.G12]*[.F12]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office:value-type="float" office:value="14.62" table:style-name="ce1">
            <text:p>14,62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0" table:formula="of:=[.D13]+[.E13]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0" table:formula="of:=[.G13]*[.F13]" table:style-name="ce1">
            <text:p>2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office:value-type="float" office:value="5.83" table:style-name="ce1">
            <text:p>5,83</text:p>
          </table:table-cell>
          <table:table-cell office:value-type="float" office:value="8" table:style-name="ce1">
            <text:p>8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3" table:formula="of:=[.D14]+[.E14]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3" table:formula="of:=[.G14]*[.F14]" table:style-name="ce1">
            <text:p>13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office:value-type="float" office:value="6.21" table:style-name="ce1">
            <text:p>6,2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10" table:formula="of:=[.D15]+[.E15]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0" table:formula="of:=[.G15]*[.F15]" table:style-name="ce1">
            <text:p>2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27.66" table:style-name="ce1">
            <text:p>27,66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7+3" table:style-name="ce1">
            <text:p>10</text:p>
          </table:table-cell>
          <table:table-cell office:value-type="float" office:value="20" table:formula="of:=[.D16]+[.E16]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G16]*[.F16]" table:style-name="ce1">
            <text:p>2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office:value-type="float" office:value="5.05" table:style-name="ce1">
            <text:p>5,05</text:p>
          </table:table-cell>
          <table:table-cell office:value-type="float" office:value="8" table:style-name="ce1">
            <text:p>8</text:p>
          </table:table-cell>
          <table:table-cell office:value-type="float" office:value="4" table:formula="of:=4" table:style-name="ce1">
            <text:p>4</text:p>
          </table:table-cell>
          <table:table-cell office:value-type="float" office:value="12" table:formula="of:=[.D17]+[.E17]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2" table:formula="of:=[.G17]*[.F17]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office:value-type="float" office:value="6.44" table:style-name="ce1">
            <text:p>6,4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formula="of:=[.D18]+[.E18]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G18]*[.F18]" table:style-name="ce1">
            <text:p>1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office:value-type="float" office:value="3.79" table:style-name="ce1">
            <text:p>3,7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D19]+[.E19]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G19]*[.F19]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21.78" table:style-name="ce1">
            <text:p>21,7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[.D20]+[.E20]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6" table:formula="of:=[.G20]*[.F20]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[.D21]+[.E21]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60" table:formula="of:=[.G21]*[.F21]" table:style-name="ce1">
            <text:p>6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table:number-columns-repeated="5" table:style-name="ce1"/>
          <table:table-cell office:value-type="float" office:value="463" table:formula="of:=SUM([.H2:.H21])" table:style-name="ce1">
            <text:p>463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  <table:table table:name="Sockets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utters" table:style-name="ta2"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shutter button</text:p>
          </table:table-cell>
          <table:table-cell office:value-type="string" table:style-name="ce1">
            <text:p>Distance of room</text:p>
          </table:table-cell>
          <table:table-cell office:value-type="string" table:style-name="ce1">
            <text:p>Reserve distance<text:s/></text:p>
          </table:table-cell>
          <table:table-cell office:value-type="string" table:style-name="ce1">
            <text:p>Total cable distance</text:p>
          </table:table-cell>
          <table:table-cell table:style-name="ce1"/>
          <table:table-cell office:value-type="string" table:style-name="ce1">
            <text:p>Total cable length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" table:formula="of:=5+3" table:style-name="ce1">
            <text:p>8</text:p>
          </table:table-cell>
          <table:table-cell office:value-type="float" office:value="18" table:formula="of:=[.D2]+[.E2]" table:style-name="ce1">
            <text:p>18</text:p>
          </table:table-cell>
          <table:table-cell table:style-name="ce1"/>
          <table:table-cell office:value-type="float" office:value="0" table:formula="of:=[.F2]*[.C2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0" table:formula="of:=7+3" table:style-name="ce1">
            <text:p>10</text:p>
          </table:table-cell>
          <table:table-cell office:value-type="float" office:value="21" table:formula="of:=[.D3]+[.E3]" table:style-name="ce1">
            <text:p>21</text:p>
          </table:table-cell>
          <table:table-cell table:style-name="ce1"/>
          <table:table-cell office:value-type="float" office:value="42" table:formula="of:=[.F3]*[.C3]" table:style-name="ce1">
            <text:p>42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7" table:formula="of:=[.D4]+[.E4]" table:style-name="ce1">
            <text:p>17</text:p>
          </table:table-cell>
          <table:table-cell table:style-name="ce1"/>
          <table:table-cell office:value-type="float" office:value="17" table:formula="of:=[.F4]*[.C4]" table:style-name="ce1">
            <text:p>17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1" table:formula="of:=[.D5]+[.E5]" table:style-name="ce1">
            <text:p>11</text:p>
          </table:table-cell>
          <table:table-cell table:style-name="ce1"/>
          <table:table-cell office:value-type="float" office:value="0" table:formula="of:=[.F5]*[.C5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5" table:formula="of:=[.D6]+[.E6]" table:style-name="ce1">
            <text:p>15</text:p>
          </table:table-cell>
          <table:table-cell table:style-name="ce1"/>
          <table:table-cell office:value-type="float" office:value="15" table:formula="of:=[.F6]*[.C6]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7" table:formula="of:=[.D7]+[.E7]" table:style-name="ce1">
            <text:p>17</text:p>
          </table:table-cell>
          <table:table-cell table:style-name="ce1"/>
          <table:table-cell office:value-type="float" office:value="17" table:formula="of:=[.F7]*[.C7]" table:style-name="ce1">
            <text:p>17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3" table:formula="of:=[.D8]+[.E8]" table:style-name="ce1">
            <text:p>13</text:p>
          </table:table-cell>
          <table:table-cell table:style-name="ce1"/>
          <table:table-cell office:value-type="float" office:value="0" table:formula="of:=[.F8]*[.C8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2" table:formula="of:=[.D9]+[.E9]" table:style-name="ce1">
            <text:p>12</text:p>
          </table:table-cell>
          <table:table-cell table:style-name="ce1"/>
          <table:table-cell office:value-type="float" office:value="12" table:formula="of:=[.F9]*[.C9]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8" table:formula="of:=[.D10]+[.E10]" table:style-name="ce1">
            <text:p>8</text:p>
          </table:table-cell>
          <table:table-cell table:style-name="ce1"/>
          <table:table-cell office:value-type="float" office:value="0" table:formula="of:=[.F10]*[.C10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7" table:formula="of:=[.D11]+[.E11]" table:style-name="ce1">
            <text:p>7</text:p>
          </table:table-cell>
          <table:table-cell table:style-name="ce1"/>
          <table:table-cell office:value-type="float" office:value="0" table:formula="of:=[.F11]*[.C11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9" table:formula="of:=[.D12]+[.E12]" table:style-name="ce1">
            <text:p>9</text:p>
          </table:table-cell>
          <table:table-cell table:style-name="ce1"/>
          <table:table-cell office:value-type="float" office:value="0" table:formula="of:=[.F12]*[.C12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0" table:formula="of:=[.D13]+[.E13]" table:style-name="ce1">
            <text:p>10</text:p>
          </table:table-cell>
          <table:table-cell table:style-name="ce1"/>
          <table:table-cell office:value-type="float" office:value="0" table:formula="of:=[.F13]*[.C13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3" table:formula="of:=[.D14]+[.E14]" table:style-name="ce1">
            <text:p>13</text:p>
          </table:table-cell>
          <table:table-cell table:style-name="ce1"/>
          <table:table-cell office:value-type="float" office:value="0" table:formula="of:=[.F14]*[.C14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10" table:formula="of:=[.D15]+[.E15]" table:style-name="ce1">
            <text:p>10</text:p>
          </table:table-cell>
          <table:table-cell table:style-name="ce1"/>
          <table:table-cell office:value-type="float" office:value="0" table:formula="of:=[.F15]*[.C15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7+3" table:style-name="ce1">
            <text:p>10</text:p>
          </table:table-cell>
          <table:table-cell office:value-type="float" office:value="20" table:formula="of:=[.D16]+[.E16]" table:style-name="ce1">
            <text:p>20</text:p>
          </table:table-cell>
          <table:table-cell table:style-name="ce1"/>
          <table:table-cell office:value-type="float" office:value="20" table:formula="of:=[.F16]*[.C16]" table:style-name="ce1">
            <text:p>2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" table:formula="of:=4" table:style-name="ce1">
            <text:p>4</text:p>
          </table:table-cell>
          <table:table-cell office:value-type="float" office:value="12" table:formula="of:=[.D17]+[.E17]" table:style-name="ce1">
            <text:p>12</text:p>
          </table:table-cell>
          <table:table-cell table:style-name="ce1"/>
          <table:table-cell office:value-type="float" office:value="0" table:formula="of:=[.F17]*[.C17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formula="of:=[.D18]+[.E18]" table:style-name="ce1">
            <text:p>10</text:p>
          </table:table-cell>
          <table:table-cell table:style-name="ce1"/>
          <table:table-cell office:value-type="float" office:value="0" table:formula="of:=[.F18]*[.C18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D19]+[.E19]" table:style-name="ce1">
            <text:p>4</text:p>
          </table:table-cell>
          <table:table-cell table:style-name="ce1"/>
          <table:table-cell office:value-type="float" office:value="0" table:formula="of:=[.F19]*[.C19]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[.D20]+[.E20]" table:style-name="ce1">
            <text:p>16</text:p>
          </table:table-cell>
          <table:table-cell table:style-name="ce1"/>
          <table:table-cell office:value-type="float" office:value="16" table:formula="of:=[.F20]*[.C20]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[.D21]+[.E21]" table:style-name="ce1">
            <text:p>15</text:p>
          </table:table-cell>
          <table:table-cell table:style-name="ce1"/>
          <table:table-cell office:value-type="float" office:value="0" table:formula="of:=[.F21]*[.C21]" table:style-name="ce1">
            <text:p>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office:value-type="float" office:value="8" table:formula="of:=SUM([.C2:.C20])" table:style-name="ce1">
            <text:p>8</text:p>
          </table:table-cell>
          <table:table-cell table:number-columns-repeated="4" table:style-name="ce1"/>
          <table:table-cell office:value-type="float" office:value="139" table:formula="of:=SUM([.H2:.H21])" table:style-name="ce1">
            <text:p>139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  <table:table table:name="Network" table:style-name="ta3"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Distance of room</text:p>
          </table:table-cell>
          <table:table-cell office:value-type="string" table:style-name="ce1">
            <text:p>Reserve distance<text:s/></text:p>
          </table:table-cell>
          <table:table-cell office:value-type="string" table:style-name="ce1">
            <text:p>Total cable distance</text:p>
          </table:table-cell>
          <table:table-cell office:value-type="string" table:style-name="ce1">
            <text:p>Sockets</text:p>
          </table:table-cell>
          <table:table-cell office:value-type="string" table:style-name="ce1">
            <text:p>Router/AP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 cable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office:value-type="float" office:value="6.34" table:style-name="ce1">
            <text:p>6,34</text:p>
          </table:table-cell>
          <table:table-cell office:value-type="float" office:value="10" table:style-name="ce1">
            <text:p>10</text:p>
          </table:table-cell>
          <table:table-cell office:value-type="float" office:value="8" table:formula="of:=5+3" table:style-name="ce1">
            <text:p>8</text:p>
          </table:table-cell>
          <table:table-cell office:value-type="float" office:value="18" table:formula="of:=[.D2]+[.E2]" table:style-name="ce1">
            <text:p>18</text:p>
          </table:table-cell>
          <table:table-cell table:number-columns-repeated="2" table:style-name="ce1"/>
          <table:table-cell office:value-type="float" office:value="0" table:formula="of:=SUM([.G2:.H2])" table:style-name="ce1">
            <text:p>0</text:p>
          </table:table-cell>
          <table:table-cell office:value-type="float" office:value="0" table:formula="of:=[.I2]*[.F2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43.14" table:style-name="ce1">
            <text:p>43,14</text:p>
          </table:table-cell>
          <table:table-cell office:value-type="float" office:value="11" table:style-name="ce1">
            <text:p>11</text:p>
          </table:table-cell>
          <table:table-cell office:value-type="float" office:value="10" table:formula="of:=7+3" table:style-name="ce1">
            <text:p>10</text:p>
          </table:table-cell>
          <table:table-cell office:value-type="float" office:value="21" table:formula="of:=[.D3]+[.E3]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SUM([.G3:.H3])" table:style-name="ce1">
            <text:p>2</text:p>
          </table:table-cell>
          <table:table-cell office:value-type="float" office:value="42" table:formula="of:=[.I3]*[.F3]" table:style-name="ce1">
            <text:p>42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8.17" table:style-name="ce1">
            <text:p>8,17</text:p>
          </table:table-cell>
          <table:table-cell office:value-type="float" office:value="10" table:style-name="ce1">
            <text:p>10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7" table:formula="of:=[.D4]+[.E4]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SUM([.G4:.H4])" table:style-name="ce1">
            <text:p>2</text:p>
          </table:table-cell>
          <table:table-cell office:value-type="float" office:value="34" table:formula="of:=[.I4]*[.F4]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office:value-type="float" office:value="5.65" table:style-name="ce1">
            <text:p>5,65</text:p>
          </table:table-cell>
          <table:table-cell office:value-type="float" office:value="4" table:style-name="ce1">
            <text:p>4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1" table:formula="of:=[.D5]+[.E5]" table:style-name="ce1">
            <text:p>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SUM([.G5:.H5])" table:style-name="ce1">
            <text:p>1</text:p>
          </table:table-cell>
          <table:table-cell office:value-type="float" office:value="11" table:formula="of:=[.I5]*[.F5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2.16" table:style-name="ce1">
            <text:p>12,16</text:p>
          </table:table-cell>
          <table:table-cell office:value-type="float" office:value="8" table:style-name="ce1">
            <text:p>8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5" table:formula="of:=[.D6]+[.E6]" table:style-name="ce1">
            <text:p>1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G6:.H6])" table:style-name="ce1">
            <text:p>1</text:p>
          </table:table-cell>
          <table:table-cell office:value-type="float" office:value="15" table:formula="of:=[.I6]*[.F6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2.15" table:style-name="ce1">
            <text:p>12,15</text:p>
          </table:table-cell>
          <table:table-cell office:value-type="float" office:value="10" table:style-name="ce1">
            <text:p>10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7" table:formula="of:=[.D7]+[.E7]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G7:.H7])" table:style-name="ce1">
            <text:p>1</text:p>
          </table:table-cell>
          <table:table-cell office:value-type="float" office:value="17" table:formula="of:=[.I7]*[.F7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office:value-type="float" office:value="2.12" table:style-name="ce1">
            <text:p>2,12</text:p>
          </table:table-cell>
          <table:table-cell office:value-type="float" office:value="8" table:style-name="ce1">
            <text:p>8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3" table:formula="of:=[.D8]+[.E8]" table:style-name="ce1">
            <text:p>13</text:p>
          </table:table-cell>
          <table:table-cell table:number-columns-repeated="2" table:style-name="ce1"/>
          <table:table-cell office:value-type="float" office:value="0" table:formula="of:=SUM([.G8:.H8])" table:style-name="ce1">
            <text:p>0</text:p>
          </table:table-cell>
          <table:table-cell office:value-type="float" office:value="0" table:formula="of:=[.I8]*[.F8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2" table:formula="of:=[.D9]+[.E9]" table:style-name="ce1">
            <text:p>1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G9:.H9])" table:style-name="ce1">
            <text:p>1</text:p>
          </table:table-cell>
          <table:table-cell office:value-type="float" office:value="12" table:formula="of:=[.I9]*[.F9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office:value-type="float" office:value="2.33" table:style-name="ce1">
            <text:p>2,33</text:p>
          </table:table-cell>
          <table:table-cell office:value-type="float" office:value="3" table:style-name="ce1">
            <text:p>3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8" table:formula="of:=[.D10]+[.E10]" table:style-name="ce1">
            <text:p>8</text:p>
          </table:table-cell>
          <table:table-cell table:number-columns-repeated="2" table:style-name="ce1"/>
          <table:table-cell office:value-type="float" office:value="0" table:formula="of:=SUM([.G10:.H10])" table:style-name="ce1">
            <text:p>0</text:p>
          </table:table-cell>
          <table:table-cell office:value-type="float" office:value="0" table:formula="of:=[.I10]*[.F10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office:value-type="float" office:value="6.23" table:style-name="ce1">
            <text:p>6,23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7" table:formula="of:=[.D11]+[.E11]" table:style-name="ce1">
            <text:p>7</text:p>
          </table:table-cell>
          <table:table-cell table:number-columns-repeated="2" table:style-name="ce1"/>
          <table:table-cell office:value-type="float" office:value="0" table:formula="of:=SUM([.G11:.H11])" table:style-name="ce1">
            <text:p>0</text:p>
          </table:table-cell>
          <table:table-cell office:value-type="float" office:value="0" table:formula="of:=[.I11]*[.F11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office:value-type="float" office:value="1.2" table:style-name="ce1">
            <text:p>1,2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9" table:formula="of:=[.D12]+[.E12]" table:style-name="ce1">
            <text:p>9</text:p>
          </table:table-cell>
          <table:table-cell table:number-columns-repeated="2" table:style-name="ce1"/>
          <table:table-cell office:value-type="float" office:value="0" table:formula="of:=SUM([.G12:.H12])" table:style-name="ce1">
            <text:p>0</text:p>
          </table:table-cell>
          <table:table-cell office:value-type="float" office:value="0" table:formula="of:=[.I12]*[.F12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office:value-type="float" office:value="14.62" table:style-name="ce1">
            <text:p>14,62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0" table:formula="of:=[.D13]+[.E13]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formula="of:=SUM([.G13:.H13])" table:style-name="ce1">
            <text:p>3</text:p>
          </table:table-cell>
          <table:table-cell office:value-type="float" office:value="30" table:formula="of:=[.I13]*[.F13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office:value-type="float" office:value="5.83" table:style-name="ce1">
            <text:p>5,83</text:p>
          </table:table-cell>
          <table:table-cell office:value-type="float" office:value="8" table:style-name="ce1">
            <text:p>8</text:p>
          </table:table-cell>
          <table:table-cell office:value-type="float" office:value="5" table:formula="of:=2+3" table:style-name="ce1">
            <text:p>5</text:p>
          </table:table-cell>
          <table:table-cell office:value-type="float" office:value="13" table:formula="of:=[.D14]+[.E14]" table:style-name="ce1">
            <text:p>1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G14:.H14])" table:style-name="ce1">
            <text:p>1</text:p>
          </table:table-cell>
          <table:table-cell office:value-type="float" office:value="13" table:formula="of:=[.I14]*[.F14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office:value-type="float" office:value="6.21" table:style-name="ce1">
            <text:p>6,2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10" table:formula="of:=[.D15]+[.E15]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SUM([.G15:.H15])" table:style-name="ce1">
            <text:p>1</text:p>
          </table:table-cell>
          <table:table-cell office:value-type="float" office:value="10" table:formula="of:=[.I15]*[.F15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27.66" table:style-name="ce1">
            <text:p>27,66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7+3" table:style-name="ce1">
            <text:p>10</text:p>
          </table:table-cell>
          <table:table-cell office:value-type="float" office:value="20" table:formula="of:=[.D16]+[.E16]" table:style-name="ce1">
            <text:p>2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formula="of:=SUM([.G16:.H16])" table:style-name="ce1">
            <text:p>8</text:p>
          </table:table-cell>
          <table:table-cell office:value-type="float" office:value="50" table:formula="of:=[.D16]+[.G16]*5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office:value-type="float" office:value="5.05" table:style-name="ce1">
            <text:p>5,05</text:p>
          </table:table-cell>
          <table:table-cell office:value-type="float" office:value="8" table:style-name="ce1">
            <text:p>8</text:p>
          </table:table-cell>
          <table:table-cell office:value-type="float" office:value="4" table:formula="of:=4" table:style-name="ce1">
            <text:p>4</text:p>
          </table:table-cell>
          <table:table-cell office:value-type="float" office:value="12" table:formula="of:=[.D17]+[.E17]" table:style-name="ce1">
            <text:p>12</text:p>
          </table:table-cell>
          <table:table-cell table:number-columns-repeated="2" table:style-name="ce1"/>
          <table:table-cell office:value-type="float" office:value="0" table:formula="of:=SUM([.G17:.H17])" table:style-name="ce1">
            <text:p>0</text:p>
          </table:table-cell>
          <table:table-cell office:value-type="float" office:value="0" table:formula="of:=[.I17]*[.F17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office:value-type="float" office:value="6.44" table:style-name="ce1">
            <text:p>6,4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formula="of:=[.D18]+[.E18]" table:style-name="ce1">
            <text:p>10</text:p>
          </table:table-cell>
          <table:table-cell table:number-columns-repeated="2" table:style-name="ce1"/>
          <table:table-cell office:value-type="float" office:value="0" table:formula="of:=SUM([.G18:.H18])" table:style-name="ce1">
            <text:p>0</text:p>
          </table:table-cell>
          <table:table-cell office:value-type="float" office:value="0" table:formula="of:=[.I18]*[.F18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office:value-type="float" office:value="3.79" table:style-name="ce1">
            <text:p>3,7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D19]+[.E19]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SUM([.G19:.H19])" table:style-name="ce1">
            <text:p>2</text:p>
          </table:table-cell>
          <table:table-cell office:value-type="float" office:value="8" table:formula="of:=[.I19]*[.F19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21.78" table:style-name="ce1">
            <text:p>21,7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[.D20]+[.E20]" table:style-name="ce1">
            <text:p>1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formula="of:=SUM([.G20:.H20])" table:style-name="ce1">
            <text:p>4</text:p>
          </table:table-cell>
          <table:table-cell office:value-type="float" office:value="26" table:formula="of:=[.D20]+[.G20]*5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[.D21]+[.E21]" table:style-name="ce1">
            <text:p>15</text:p>
          </table:table-cell>
          <table:table-cell table:number-columns-repeated="2" table:style-name="ce1"/>
          <table:table-cell office:value-type="float" office:value="0" table:formula="of:=SUM([.G21:.H21])" table:style-name="ce1">
            <text:p>0</text:p>
          </table:table-cell>
          <table:table-cell office:value-type="float" office:value="0" table:formula="of:=[.I21]*[.F21]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table:number-columns-repeated="7" table:style-name="ce1"/>
          <table:table-cell office:value-type="float" office:value="268" table:formula="of:=SUM([.J2:.J21])" table:style-name="ce1">
            <text:p>268</text:p>
          </table:table-cell>
          <table:table-cell table:number-columns-repeated="16374"/>
        </table:table-row>
        <table:table-row table:number-rows-repeated="1048554" table:style-name="ro1">
          <table:table-cell table:number-columns-repeated="16384"/>
        </table:table-row>
      </table:table>
      <table:table table:name="Cables" table:style-name="ta3">
        <table:table-column table:style-name="co4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1">
            <text:p>Cat6</text:p>
          </table:table-cell>
          <table:table-cell office:value-type="string" table:style-name="ce1">
            <text:p>Cat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nsors</text:p>
          </table:table-cell>
          <table:table-cell office:value-type="float" office:value="1258" table:formula="of:=[Sensors_Incl_CO2.O22]" table:style-name="ce1">
            <text:p>1258</text:p>
          </table:table-cell>
          <table:table-cell office:value-type="float" office:value="1258" table:formula="of:=[.B2]" table:style-name="ce1">
            <text:p>12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ghts</text:p>
          </table:table-cell>
          <table:table-cell office:value-type="float" office:value="463" table:formula="of:=[Lights.H22]" table:style-name="ce1">
            <text:p>463</text:p>
          </table:table-cell>
          <table:table-cell office:value-type="float" office:value="463" table:formula="of:=[.B3]" table:style-name="ce1">
            <text:p>46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utters</text:p>
          </table:table-cell>
          <table:table-cell office:value-type="float" office:value="139" table:formula="of:=[Shutters.H22]" table:style-name="ce1">
            <text:p>139</text:p>
          </table:table-cell>
          <table:table-cell office:value-type="float" office:value="139" table:formula="of:=[.B4]" table:style-name="ce1">
            <text:p>1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twork</text:p>
          </table:table-cell>
          <table:table-cell office:value-type="float" office:value="268" table:formula="of:=[Network.J22]" table:style-name="ce1">
            <text:p>268</text:p>
          </table:table-cell>
          <table:table-cell table:style-name="ce1"/>
          <table:table-cell office:value-type="float" office:value="268" table:formula="of:=[.B5]" table:style-name="ce1">
            <text:p>26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860" table:formula="of:=SUM([.B2:.B4])" table:style-name="ce1">
            <text:p>1860</text:p>
          </table:table-cell>
          <table:table-cell office:value-type="float" office:value="1860" table:formula="of:=SUM([.C2:.C5])" table:style-name="ce1">
            <text:p>1860</text:p>
          </table:table-cell>
          <table:table-cell office:value-type="float" office:value="268" table:formula="of:=SUM([.D5])" table:style-name="ce1">
            <text:p>26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22455" table:formula="of:=898.2*25" table:style-name="ce1">
            <text:p>22455</text:p>
          </table:table-cell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float" office:value="27500" table:formula="of:=1100*25" table:style-name="ce1">
            <text:p>27500</text:p>
          </table:table-cell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Sensors_Incl_CO2.A1:Sensors_Incl_CO2.M2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Michna, Jiří (IN LVM FIN EU PLM)</dc:creator>
    <meta:creation-date>2024-02-19T21:06:39Z</meta:creation-date>
    <dc:date>2024-05-06T15:25:58Z</dc:date>
    <meta:editing-cycles>4</meta:editing-cycles>
    <meta:editing-duration>PT0S</meta:editing-duration>
  </office:meta>
</office:document-meta>
</file>